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style:font-name-asian="Times New Roman2" style:font-name-complex="Times New Roman2"/>
    </style:style>
    <style:style style:name="P11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52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косинус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11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05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4.944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3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3"><text:span text:style-name="T6">Свойства</text:span>:</text:p>
            <text:list xml:id="list6289436402285682593" text:style-name="L1">
              <text:list-item>
                <text:p text:style-name="P8"><text:span text:style-name="T5">Ам</text:span><text:span text:style-name="T8">плитуда – коэффициент</text:span><text:span text:style-name="T8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8">Частота – коэффициент</text:span><text:span text:style-name="T8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5">Фаза</text:span><text:span text:style-name="T8"> – коэффициент</text:span><text:span text:style-name="T8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6">Примечани</text:span><text:span text:style-name="T2">я</text:span>:</text:p>
            <text:list xml:id="list8748750145398548170" text:style-name="L2">
              <text:list-item>
                <text:p text:style-name="P9">По умолчанию данный блок реализует гиперболическое косинусоидальное<text:span text:style-name="T1">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4">могут быть заданы </text:span><text:span text:style-name="T9">как </text:span><text:span text:style-name="T11">локальные</text:span><text:span text:style-name="T9"> переменные модели (или субмодели) во вкладке </text:span><text:span text:style-name="T11">Параметры,</text:span><text:span text:style-name="T9"> как </text:span><text:span text:style-name="T11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9"> </text:span><text:span text:style-name="T11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синус</dc:title>
    <dc:date>2016-04-07T14:49:29.02</dc:date>
    <meta:generator>OpenOffice/4.1.1$Win32 OpenOffice.org_project/411m6$Build-9775</meta:generator>
    <meta:editing-duration>PT2H30M9S</meta:editing-duration>
    <meta:editing-cycles>153</meta:editing-cycles>
    <meta:document-statistic meta:table-count="1" meta:image-count="2" meta:object-count="7" meta:page-count="1" meta:paragraph-count="18" meta:word-count="119" meta:character-count="810"/>
    <dc:creator>ILYA KUBENSKIY</dc:creator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